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Node.setUserData( String key , Object data , UserData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isEqualNode( Node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removeChild(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Tex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lookupNamespace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Feature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lookupPrefix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Next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appendChild( Node new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Namespa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Nod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PreviousSib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isDefaultNamespace( String namespac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isSameNode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has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isSupported( String feature ,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Nod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Node.insertBefore( Node newChild , Node ref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La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setTextContent( String text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cloneNode( boolean de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Firs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setNodeValue(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UserData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Defaul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Node.replaceChild( Node newChild , Node old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has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getChild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set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Node.compareDocumentPosition( Nod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